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omplete a frase com as opções verdadeiras:</text:p>
      <text:p text:style-name="Standard">Ponteiros ou _________ são variáveis que armazenam um endereço de memória (isto é, o endereço de outras variáveis). Eles fornecem um __________ para acessar diretamente e objetos e código de modificação na ___________.</text:p>
      <text:p text:style-name="Standard"><text:s/></text:p>
      <text:p text:style-name="Standard">1 - variáveis algoritmo constante</text:p>
      <text:p text:style-name="Standard">2 - constantes apontador constante</text:p>
      <text:p text:style-name="Standard">3 - apontadores mecanismo memória</text:p>
      <text:p text:style-name="Standard">4 - constantes algoritmo memória</text:p>
      <text:p text:style-name="Standard">5 - apontadores valor memória</text:p>
      <text:p text:style-name="Standard"><text:s/></text:p>
      <text:p text:style-name="Standard">Sua resposta: apontadores mecanismo memória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2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Pode-se dizer que o conceito de algo _______ está dentro de si, que por sua vez está dentro de si e assim sucessivamente, infinitamente, ou seja, se não tiver um mecanismo _______ ou de parada o algoritmo entrará em __________. </text:p>
      <text:p text:style-name="Standard"><text:s/></text:p>
      <text:p text:style-name="Standard">1 - ponteiro de saída polimorfismo</text:p>
      <text:p text:style-name="Standard">2 - apontador circular programação</text:p>
      <text:p text:style-name="Standard">3 - recursivo de saída loop</text:p>
      <text:p text:style-name="Standard">4 - ponteiro sucessivo rotina</text:p>
      <text:p text:style-name="Standard">5 - processo sucessivo loop</text:p>
      <text:p text:style-name="Standard"><text:s/></text:p>
      <text:p text:style-name="Standard">Sua resposta: recursivo de saída loop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3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loop é quando a ________ não tem saída, fica girando o _________ na mesma rotina sem ocorrer nada aparente. O loop pode provocar falhas na aplicação e até mesmo derrubar servidores, perdas de informações, estouro de _______ dentre outros problemas.</text:p>
      <text:p text:style-name="Standard"><text:s/></text:p>
      <text:p text:style-name="Standard">1 - programação servidor memórias</text:p>
      <text:p text:style-name="Standard">2 - codificação programa computador</text:p>
      <text:p text:style-name="Standard">3 - implementação servidor memórias</text:p>
      <text:p text:style-name="Standard">4 - programação computador computador</text:p>
      <text:p text:style-name="Standard"><text:soft-page-break/>5 - recursividade programa memórias</text:p>
      <text:p text:style-name="Standard"><text:s/></text:p>
      <text:p text:style-name="Standard">Sua resposta: programação servidor memórias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4 <text:s/></text:p>
      <text:p text:style-name="Standard"><text:s/></text:p>
      <text:p text:style-name="Standard"><text:s text:c="3"/>A imagem abaixo representa qual conceito estudado em algoritmos? Marque a opção verdadeira:</text:p>
      <text:p text:style-name="Standard"/>
      <text:p text:style-name="Standard"/>
      <text:p text:style-name="Standard"><text:s/></text:p>
      <text:p text:style-name="Standard">1 - polimorfismo</text:p>
      <text:p text:style-name="Standard">2 - programação</text:p>
      <text:p text:style-name="Standard">3 - recursividade</text:p>
      <text:p text:style-name="Standard">4 - ponteiro</text:p>
      <text:p text:style-name="Standard">5 - processo</text:p>
      <text:p text:style-name="Standard"><text:s/></text:p>
      <text:p text:style-name="Standard">Sua resposta: recursividade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5 <text:s/></text:p>
      <text:p text:style-name="Standard"><text:s/></text:p>
      <text:p text:style-name="Standard"><text:s text:c="3"/>Marque a opção falsa sobre as desvantagens de usar Recursão:</text:p>
      <text:p text:style-name="Standard"><text:s/></text:p>
      <text:p text:style-name="Standard">1 - deixa as rotinas dos programas mais lentas;</text:p>
      <text:p text:style-name="Standard">2 - pode gerar loop da aplicação;</text:p>
      <text:p text:style-name="Standard">3 - a falha na implementação pode levar a um erro na aplicação;</text:p>
      <text:p text:style-name="Standard">4 - pode estourar a memória do servidor;</text:p>
      <text:p text:style-name="Standard">5 - todas as respostas anteriores são falsas.</text:p>
      <text:p text:style-name="Standard"><text:s/></text:p>
      <text:p text:style-name="Standard">Sua resposta: pode gerar loop da aplicação;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6 <text:s/></text:p>
      <text:p text:style-name="Standard"><text:s/></text:p>
      <text:p text:style-name="Standard"><text:s text:c="3"/></text:p>
      <text:p text:style-name="Standard">Analise a expressão abaixo e marque a opção verdadeira, de acordo com o comando em negrito:</text:p>
      <text:p text:style-name="Standard"/>
      <text:p text:style-name="Standard">Inteiro *pont;</text:p>
      <text:p text:style-name="Standard">Inteiro x</text:p>
      <text:p text:style-name="Standard"><text:soft-page-break/>início</text:p>
      <text:p text:style-name="Standard">x &amp;larr; 10</text:p>
      <text:p text:style-name="Standard">*pont &amp;larr; &amp;x</text:p>
      <text:p text:style-name="Standard">escreva(“O endereço de memória da variável ”,x”é”, &amp;x);</text:p>
      <text:p text:style-name="Standard">escreva(“O valor da memória apontada é ", pont*);</text:p>
      <text:p text:style-name="Standard">Fim</text:p>
      <text:p text:style-name="Standard"/>
      <text:p text:style-name="Standard"><text:s/></text:p>
      <text:p text:style-name="Standard">1 - Será apresentado na tela o valor da variável x e o endereço do ponteiro para a variável x</text:p>
      <text:p text:style-name="Standard">2 - Será apresentado na tela somente o número 10</text:p>
      <text:p text:style-name="Standard">3 - O Ponteiro é inteiro</text:p>
      <text:p text:style-name="Standard">4 - X começa com o valor 10</text:p>
      <text:p text:style-name="Standard">5 - Nenhuma das respostas anteriores</text:p>
      <text:p text:style-name="Standard"><text:s/></text:p>
      <text:p text:style-name="Standard">Sua resposta: Nenhuma das respostas anteriores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>Questão7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Muito importante realizar testes nas _________ que estão sendo implantadas, principalmente nos _________ com rotinas recursivas. Os testes evitam problemas com _________ que não estão funcionando adequadamente.</text:p>
      <text:p text:style-name="Standard"><text:s/></text:p>
      <text:p text:style-name="Standard">1 - aplicações programas códigos</text:p>
      <text:p text:style-name="Standard">2 - codificações programas computadores</text:p>
      <text:p text:style-name="Standard">3 - implementações servidores programas</text:p>
      <text:p text:style-name="Standard">4 - programações computadores computadores</text:p>
      <text:p text:style-name="Standard">5 - estações programas programas</text:p>
      <text:p text:style-name="Standard"><text:s/></text:p>
      <text:p text:style-name="Standard">Sua resposta: aplicações programas código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8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Recursão é o __________ de definir algo em termos de si mesmo e é, algumas vezes, chamado de definição ________, ou infinitamente ____________.</text:p>
      <text:p text:style-name="Standard"><text:s/></text:p>
      <text:p text:style-name="Standard">1 - ponteiro circulas polimorfismo</text:p>
      <text:p text:style-name="Standard">2 - apontador circular programação</text:p>
      <text:p text:style-name="Standard">3 - processo circular sucessivo</text:p>
      <text:p text:style-name="Standard"><text:soft-page-break/>4 - ponteiro sucessiva dados</text:p>
      <text:p text:style-name="Standard">5 - processo sucessiva sucessivo</text:p>
      <text:p text:style-name="Standard"><text:s/></text:p>
      <text:p text:style-name="Standard">Sua resposta: processo circular sucessiv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9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termo _________ é usado na TI para coisas que ficam ________ ou rodando sem fim. Um bom exemplo é a foto de um ________ sobre o outro.</text:p>
      <text:p text:style-name="Standard"><text:s/></text:p>
      <text:p text:style-name="Standard">1 - ponteiro girando espelho</text:p>
      <text:p text:style-name="Standard">2 - apontador de saída espelho</text:p>
      <text:p text:style-name="Standard">3 - loop de saída espelho</text:p>
      <text:p text:style-name="Standard">4 - ponteiro sucessivo espelho</text:p>
      <text:p text:style-name="Standard">5 - loop girando espelho</text:p>
      <text:p text:style-name="Standard"><text:s/></text:p>
      <text:p text:style-name="Standard">Sua resposta: loop girando espelho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Standard">Questão10 <text:s/></text:p>
      <text:p text:style-name="Standard"><text:s/></text:p>
      <text:p text:style-name="Standard"><text:s text:c="3"/></text:p>
      <text:p text:style-name="Standard">Complete a frase com as opções verdadeiras:</text:p>
      <text:p text:style-name="Standard">O acesso direto na memória proporciona uma melhora no _________ da sua aplicação. Quando um ponteiro contém o endereço de uma _________, dizemos que o ponteiro está "apontando" para essa variável. Uma função a ser passado como um parâmetro para outra __________. </text:p>
      <text:p text:style-name="Standard"><text:s/></text:p>
      <text:p text:style-name="Standard">1 - ponteiro algoritmo função</text:p>
      <text:p text:style-name="Standard">2 - desempenho máquina programação</text:p>
      <text:p text:style-name="Standard">3 - apontador variável função</text:p>
      <text:p text:style-name="Standard">4 - ponteiro variável programação</text:p>
      <text:p text:style-name="Standard">5 - desempenho variável função</text:p>
      <text:p text:style-name="Standard"><text:s/></text:p>
      <text:p text:style-name="Standard">Sua resposta: desempenho variável função</text:p>
      <text:p text:style-name="Standard">Valor: Resposta Correta</text:p>
      <text:p text:style-name="Standard">Valor recebido: 1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02:09:11.625939742</meta:creation-date>
    <dc:date>2023-04-30T02:10:10.607795787</dc:date>
    <meta:editing-duration>PT59S</meta:editing-duration>
    <meta:editing-cycles>1</meta:editing-cycles>
    <meta:document-statistic meta:table-count="0" meta:image-count="0" meta:object-count="0" meta:page-count="4" meta:paragraph-count="168" meta:word-count="760" meta:character-count="4798" meta:non-whitespace-character-count="4058"/>
    <meta:generator>LibreOffice/7.3.7.2$Linux_X86_64 LibreOffice_project/30$Build-2</meta:generator>
  </office:meta>
</office:document-meta>
</file>